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d409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Heading_20_5">
      <style:text-properties officeooo:rsid="0003a127" officeooo:paragraph-rsid="0003a127"/>
    </style:style>
    <style:style style:name="P4" style:family="paragraph" style:parent-style-name="Standard">
      <style:text-properties officeooo:rsid="000325dc" officeooo:paragraph-rsid="000325d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0d409" officeooo:paragraph-rsid="0000d409" style:font-weight-asian="bold" style:font-weight-complex="bold"/>
    </style:style>
    <style:style style:name="P7" style:family="paragraph" style:parent-style-name="Standard">
      <style:text-properties fo:font-weight="bold" officeooo:rsid="000325dc" officeooo:paragraph-rsid="000325dc" style:font-weight-asian="bold" style:font-weight-complex="bold"/>
    </style:style>
    <style:style style:name="P8" style:family="paragraph" style:parent-style-name="Standard">
      <style:text-properties fo:font-weight="bold" officeooo:paragraph-rsid="000325dc" style:font-weight-asian="bold" style:font-weight-complex="bold"/>
    </style:style>
    <style:style style:name="P9" style:family="paragraph" style:parent-style-name="Standard">
      <style:text-properties fo:font-weight="bold" officeooo:paragraph-rsid="0003a127" style:font-weight-asian="bold" style:font-weight-complex="bold"/>
    </style:style>
    <style:style style:name="P10" style:family="paragraph" style:parent-style-name="Standard">
      <style:text-properties officeooo:rsid="0003a127" officeooo:paragraph-rsid="0003a127"/>
    </style:style>
    <style:style style:name="P11" style:family="paragraph" style:parent-style-name="Standard">
      <style:text-properties officeooo:rsid="00040072" officeooo:paragraph-rsid="00040072"/>
    </style:style>
    <style:style style:name="T1" style:family="text">
      <style:text-properties officeooo:rsid="000325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cena działek budowlanych z wykorzystaniem uczenia maszynowego.</text:p>
      <text:p text:style-name="Standard"/>
      <text:p text:style-name="P6">Spis treści</text:p>
      <text:p text:style-name="P5">1. Wstęp do problemu wyceny działek budowlanych.</text:p>
      <text:p text:style-name="P8">-<text:span text:style-name="T1">historia</text:span></text:p>
      <text:p text:style-name="P8"/>
      <text:p text:style-name="P9">-<text:span text:style-name="T1">definicja głównych pojęć:</text:span></text:p>
      <text:p text:style-name="P9">-<text:span text:style-name="T1">co to jest działka budowlna</text:span></text:p>
      <text:p text:style-name="P9">-<text:span text:style-name="T1">co to jest nieruchomość</text:span></text:p>
      <text:p text:style-name="P9">-<text:span text:style-name="T1">cena rynkowa? A transakcyjna</text:span></text:p>
      <text:p text:style-name="P9">-<text:span text:style-name="T1">ten dokument, co go sporządza rzeczoznawca</text:span></text:p>
      <text:p text:style-name="P9"/>
      <text:p text:style-name="P8"/>
      <text:p text:style-name="P5">-<text:span text:style-name="T1">czemu się wycenia działki budowlane</text:span></text:p>
      <text:p text:style-name="P5">-<text:span text:style-name="T1">jakie są żrodła wiedzy na ten temat? Kto się zajmuje tą problematyką? Skąd można brać wiedzę na temat zagadnienia I jak to się robi?</text:span></text:p>
      <text:p text:style-name="P5"/>
      <text:p text:style-name="P5"/>
      <text:p text:style-name="P5"/>
      <text:p text:style-name="P5"/>
      <text:p text:style-name="P5"/>
      <text:p text:style-name="P5">2. Charakterystyka technik uczenia maszynowego w tym sztucznych sieci neuronowych. </text:p>
      <text:p text:style-name="P5">3. Źródła danych wejściowych do modeli oraz ich charakterystyka.</text:p>
      <text:p text:style-name="P7">-dane pochodzą ze ston takich takich a takich</text:p>
      <text:p text:style-name="P7">-można jeszze z biur nieruchomości, ale one tego strzegą</text:p>
      <text:p text:style-name="P7">-jakie są te dane dokłądnie (</text:p>
      <text:p text:style-name="Standard">4. Zastosowane metody pozyskiwania danych oraz przygotowania danych wejściowych.</text:p>
      <text:p text:style-name="Standard">-<text:span text:style-name="T1">napisałąm takie a takie skrypty do webscrapingu</text:span></text:p>
      <text:p text:style-name="Standard">5. Analiza statystyczna potencjalnych danych wejściowych do modeli wraz z ich wyborem.</text:p>
      <text:p text:style-name="Standard">-<text:span text:style-name="T1">co to analiza statystyczna??</text:span></text:p>
      <text:p text:style-name="Standard">6. Projekt i implementacja narzędzia do wyceny działek budowlanych</text:p>
      <text:p text:style-name="Standard">-<text:span text:style-name="T1">ta sieć neuronowa cała</text:span></text:p>
      <text:p text:style-name="Standard">7 Wykonanie wycen działek budowlanych oraz analiza otrzymanych wyników.</text:p>
      <text:p text:style-name="P4">Ile razy I jak uruchomiłąm ten algorytm/sieć, I co z tego wynikło, i</text:p>
      <text:p text:style-name="Standard">8. Podsumowanie i wnioski</text:p>
      <text:p text:style-name="Standard"/>
      <text:p text:style-name="Standard"/>
      <text:p text:style-name="P1">Wstęp do problemu wyceny działek budowlanych.</text:p>
      <text:p text:style-name="P1"/>
      <text:p text:style-name="P1"/>
      <text:p text:style-name="P10">Problem wyceby dziełake budowlanych związany jest z zagadnieniem wyceny nieruchomości w ogó.e. </text:p>
      <text:p text:style-name="P10">Kodeks cywilny definiuje </text:p>
      <text:h text:style-name="P3" text:outline-level="5"><text:span text:style-name="Strong_20_Emphasis">Art. 46.</text:span></text:h>
      <text:p text:style-name="Text_20_body">§ 1. Nieruchomościami są części powierzchni ziemskiej stanowiące odrębny przedmiot własności (grunty), jak również budynki trwale z gruntem związane lub części takich budynków, jeżeli na mocy przepisów szczególnych stanowią odrębny od gruntu przedmiot własności.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Kodeks cywilny </text:p>
      <text:p text:style-name="P10"/>
      <text:p text:style-name="P11">Jeśli chodzi o przymiotnik “budowlany” w KC, pada tylko w kontekście robót budowlanych.</text:p>
      <text:p text:style-name="P11">“działka” pada 6 razy,</text:p>
      <text:p text:style-name="P11">“Grunt” 106 raz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1:27:13.457438141</meta:creation-date>
    <meta:editing-duration>PT3H36M2S</meta:editing-duration>
    <meta:editing-cycles>3</meta:editing-cycles>
    <meta:generator>LibreOffice/5.1.6.2$Linux_X86_64 LibreOffice_project/10m0$Build-2</meta:generator>
    <dc:date>2021-12-11T15:40:11.630088124</dc:date>
    <meta:document-statistic meta:table-count="0" meta:image-count="0" meta:object-count="0" meta:page-count="2" meta:paragraph-count="34" meta:word-count="260" meta:character-count="1799" meta:non-whitespace-character-count="1569"/>
  </office:meta>
</office:document-meta>
</file>